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f38c" officeooo:paragraph-rsid="000af38c"/>
    </style:style>
    <style:style style:name="P2" style:family="paragraph" style:parent-style-name="Standard" style:master-page-name="">
      <loext:graphic-properties draw:fill="none"/>
      <style:paragraph-properties fo:margin-left="0.3118in" fo:margin-right="0in" fo:text-align="start" style:justify-single-word="false" fo:text-indent="-0.3118in" style:auto-text-indent="false" style:page-number="auto" fo:background-color="transparent"/>
      <style:text-properties officeooo:rsid="000af38c" officeooo:paragraph-rsid="000af38c"/>
    </style:style>
    <style:style style:name="P3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officeooo:rsid="000af38c" officeooo:paragraph-rsid="000af38c"/>
    </style:style>
    <style:style style:name="P4" style:family="paragraph" style:parent-style-name="Standard">
      <style:paragraph-properties fo:text-align="start" style:justify-single-word="false">
        <style:tab-stops>
          <style:tab-stop style:position="0.1252in"/>
          <style:tab-stop style:position="3.5in" style:type="center"/>
          <style:tab-stop style:position="6.8752in" style:type="right"/>
        </style:tab-stops>
      </style:paragraph-properties>
      <style:text-properties officeooo:rsid="000af38c" officeooo:paragraph-rsid="000af38c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f38c" officeooo:paragraph-rsid="000af38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af38c" officeooo:paragraph-rsid="000af38c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officeooo:rsid="000c51d9" officeooo:paragraph-rsid="000c51d9"/>
    </style:style>
    <style:style style:name="P8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officeooo:rsid="000d4ad8" officeooo:paragraph-rsid="000d4ad8"/>
    </style:style>
    <style:style style:name="P9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officeooo:rsid="000f4b2e" officeooo:paragraph-rsid="000f4b2e"/>
    </style:style>
    <style:style style:name="P10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officeooo:rsid="000f4b2e" officeooo:paragraph-rsid="000f75eb"/>
    </style:style>
    <style:style style:name="P11" style:family="paragraph" style:parent-style-name="Standard" style:master-page-name="">
      <loext:graphic-properties draw:fill="none"/>
      <style:paragraph-properties fo:margin-left="0.3118in" fo:margin-right="0in" fo:text-align="start" style:justify-single-word="false" fo:text-indent="0in" style:auto-text-indent="false" style:page-number="auto" fo:background-color="transparent"/>
      <style:text-properties officeooo:rsid="0010ec06" officeooo:paragraph-rsid="0010ec06"/>
    </style:style>
    <style:style style:name="P12" style:family="paragraph" style:parent-style-name="Standard">
      <loext:graphic-properties draw:fill="none"/>
      <style:paragraph-properties fo:margin-left="0.3118in" fo:margin-right="0in" fo:text-align="start" style:justify-single-word="false" fo:text-indent="0in" style:auto-text-indent="false" fo:background-color="transparent"/>
      <style:text-properties officeooo:rsid="0010ec06" officeooo:paragraph-rsid="0010ec06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rsid="0010ec06" officeooo:paragraph-rsid="0010ec06"/>
    </style:style>
    <style:style style:name="P14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font-style="italic" officeooo:rsid="0010ec06" officeooo:paragraph-rsid="0010ec06" style:font-style-asian="italic" style:font-style-complex="italic"/>
    </style:style>
    <style:style style:name="T1" style:family="text">
      <style:text-properties officeooo:rsid="000c51d9"/>
    </style:style>
    <style:style style:name="T2" style:family="text">
      <style:text-properties style:text-position="super 58%" officeooo:rsid="000c51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1d9" style:font-weight-asian="bold" style:font-weight-complex="bold"/>
    </style:style>
    <style:style style:name="T5" style:family="text">
      <style:text-properties fo:font-weight="bold" officeooo:rsid="000f75eb" style:font-weight-asian="bold" style:font-weight-complex="bold"/>
    </style:style>
    <style:style style:name="T6" style:family="text">
      <style:text-properties officeooo:rsid="000d4ad8"/>
    </style:style>
    <style:style style:name="T7" style:family="text">
      <style:text-properties officeooo:rsid="000ee8cf"/>
    </style:style>
    <style:style style:name="T8" style:family="text">
      <style:text-properties officeooo:rsid="000f7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YAN LINN HTUT</text:p>
      <text:p text:style-name="P4"><text:tab/>+959 765114140<text:tab/><text:a xlink:type="simple" xlink:href="mailto:admin@nekonyan.fun" text:style-name="Internet_20_link" text:visited-style-name="Visited_20_Internet_20_Link">admin@nekonyan.fun</text:a><text:tab/><text:a xlink:type="simple" xlink:href="https://quinc.nekonyan.fun/" text:style-name="Internet_20_link" text:visited-style-name="Visited_20_Internet_20_Link">https://quinc.nekonyan.fun/</text:a></text:p>
      <text:p text:style-name="P1"/>
      <text:p text:style-name="P5">EDUCATION</text:p>
      <text:p text:style-name="P1"><text:span text:style-name="T3">Hinthar Education</text:span>, Pearson Edexcel, International Advanced Levels</text:p>
      <text:p text:style-name="P2"><text:span text:style-name="T3">AS Year 12</text:span>, Physics, <text:span text:style-name="T1">International Mathematics, and Further Mathematics, took exam in January 2024, results expected on March 7</text:span><text:span text:style-name="T2">th</text:span><text:span text:style-name="T1">. </text:span></text:p>
      <text:p text:style-name="P3"><text:tab/><text:span text:style-name="T4">IAL Year 13</text:span><text:span text:style-name="T1">, IT, Physics, International Mathematics, and Further Mathematics, expected to take exam in May/June 2024, results expected in September 2024. </text:span></text:p>
      <text:p text:style-name="P3"><text:tab/><text:span text:style-name="T1">Current ongoing project: Hinthar International School website. </text:span></text:p>
      <text:p text:style-name="P3"><text:tab/><text:span text:style-name="T1">Lecturer: Dr. Kaung Myat Htut Ph.D. </text:span></text:p>
      <text:p text:style-name="P3"/>
      <text:p text:style-name="P7"><text:span text:style-name="T3">Asia Language &amp; Business Academy (ALBA Secondary)</text:span>, <text:span text:style-name="T6">Pearson Edexcel, International GCSE</text:span></text:p>
      <text:p text:style-name="P8"><text:span text:style-name="T3">IGCSE Year 10</text:span>, English as a Second Language, Mathematics B, Further Pure Mathematics, Physics, Chemistry, Biology, Computer Science, ICT, and Business 2021-2022. </text:p>
      <text:p text:style-name="P8"><text:tab/><text:span text:style-name="T3">IGCSE Year 11</text:span>, English as a Second Language, English Language B, Mathematics B, Further Pure Mathematics, Physics, Chemistry, Biology, and Computer Science, 2023 May/June. </text:p>
      <text:p text:style-name="P8"><text:tab/>Project: Scientific YouTube video – <text:a xlink:type="simple" xlink:href="https://www.youtube.com/watch?v=aXIXwikVrsI" text:style-name="Internet_20_link" text:visited-style-name="Visited_20_Internet_20_Link">https://www.youtube.com/watch?v=aXIXwikVrsI</text:a></text:p>
      <text:p text:style-name="P8"><text:tab/>Principal: Daw Aye Aye Kyaw</text:p>
      <text:p text:style-name="P8"><text:span text:style-name="T3">Year 7 to Year 9</text:span>, English, Mathematics, Science, History, Geography, ICT, Myanmar, 2018-2021</text:p>
      <text:p text:style-name="P8"><text:tab/><text:span text:style-name="T7">Project: Science fair – </text:span><text:a xlink:type="simple" xlink:href="https://www.youtube.com/watch?v=tWcEnqyBrXU" text:style-name="Internet_20_link" text:visited-style-name="Visited_20_Internet_20_Link"><text:span text:style-name="T7">https://www.youtube.com/watch?v=tWcEnqyBrXU</text:span></text:a></text:p>
      <text:p text:style-name="P8"><text:tab/><text:span text:style-name="T7">Class Teacher: Mr. Edwin Leal Suriga</text:span></text:p>
      <text:p text:style-name="P8"/>
      <text:p text:style-name="P10"><text:span text:style-name="T3">Indonesian International School Yangon (IISY)</text:span>, <text:span text:style-name="T8">CAMBRIDGE PRIMARY, My Pals are Here, </text:span></text:p>
      <text:p text:style-name="P10"><text:span text:style-name="T5">Year 1 to Year 6</text:span><text:span text:style-name="T8">, </text:span>Art, Civics, Computer, Music, Social Studies, Religion, PE, English, Maths, Science, Myanmar</text:p>
      <text:p text:style-name="P9"><text:tab/><text:span text:style-name="T8">Project: Scouts, camping, cooking, survival</text:span></text:p>
      <text:p text:style-name="P9"><text:tab/><text:span text:style-name="T8">Principal: Bapak Sunarjo</text:span></text:p>
      <text:p text:style-name="P9"/>
      <text:p text:style-name="P5">INTERESTS</text:p>
      <text:p text:style-name="P11">Computer Science</text:p>
      <text:p text:style-name="P12">Software Engineering</text:p>
      <text:p text:style-name="P12">Coding (Backend Development)</text:p>
      <text:p text:style-name="P12">Mechanical Engineering</text:p>
      <text:p text:style-name="P12">Civil Engineering</text:p>
      <text:p text:style-name="P12">Quantum Physics</text:p>
      <text:p text:style-name="P12">Architecture</text:p>
      <text:p text:style-name="P12">Mathematics</text:p>
      <text:p text:style-name="P12">Number Theory</text:p>
      <text:p text:style-name="P12">Computer Kernels and Operating Systems</text:p>
      <text:p text:style-name="P12">Queer Rights</text:p>
      <text:p text:style-name="P13"/>
      <text:p text:style-name="P5">Projects</text:p>
      <text:p text:style-name="P11"><text:a xlink:type="simple" xlink:href="https://www.youtube.com/@lygerscience4878/videos" text:style-name="Internet_20_link" text:visited-style-name="Visited_20_Internet_20_Link">https://www.youtube.com/@lygerscience4878/videos</text:a></text:p>
      <text:p text:style-name="P13"/>
      <text:p text:style-name="P5">Awards</text:p>
      <text:p text:style-name="P14">*[Please see attached files]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7:24:50.832151346</meta:creation-date>
    <meta:print-date>2024-02-21T19:52:10.119340760</meta:print-date>
    <meta:printed-by>PDF files</meta:printed-by>
    <dc:date>2024-02-21T19:52:24.054893574</dc:date>
    <meta:editing-duration>PT13S</meta:editing-duration>
    <meta:editing-cycles>1</meta:editing-cycles>
    <meta:document-statistic meta:table-count="0" meta:image-count="0" meta:object-count="0" meta:page-count="1" meta:paragraph-count="36" meta:word-count="227" meta:character-count="1829" meta:non-whitespace-character-count="1618"/>
    <meta:generator>LibreOffice/24.2.0.3$Linux_X86_64 LibreOffice_project/420$Build-3</meta:generator>
  </office:meta>
</office:document-meta>
</file>